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YAJAHUANCA CHINCHAY, WILLIA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YAJAHUANCA CHINCHAY, WILLIAM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6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53927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5T21:41:06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